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08cm" fo:min-width="2.01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59cm" fo:min-width="2.016cm"/>
    </style:style>
    <style:style style:name="gr3" style:family="graphic" style:parent-style-name="standard">
      <style:graphic-properties svg:stroke-color="#3465a4" draw:fill-color="#ffffff" draw:textarea-horizontal-align="justify" draw:textarea-vertical-align="middle" draw:auto-grow-height="false" fo:min-height="0.894cm" fo:min-width="2.10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639cm" fo:min-width="2.42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766cm" fo:min-width="2.67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766cm" fo:min-width="4.453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02cm" fo:min-width="3.31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893cm" fo:min-width="5.088cm"/>
    </style:style>
    <style:style style:name="gr11" style:family="graphic" style:parent-style-name="standard">
      <style:graphic-properties svg:stroke-color="#3465a4" draw:fill-color="#ffffff" draw:textarea-horizontal-align="justify" draw:textarea-vertical-align="middle" draw:auto-grow-height="false" fo:min-height="0.449cm" fo:min-width="1.723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639cm" fo:min-width="5.088cm"/>
    </style:style>
    <style:style style:name="gr13" style:family="graphic" style:parent-style-name="standard">
      <style:graphic-properties draw:stroke="none" svg:stroke-color="#000000" draw:fill="none" draw:fill-color="#ffffff" fo:min-height="0.937cm"/>
    </style:style>
    <style:style style:name="gr14" style:family="graphic" style:parent-style-name="standard">
      <style:graphic-properties draw:stroke="none" svg:stroke-color="#000000" draw:fill="none" draw:fill-color="#ffffff" fo:min-height="0.712cm"/>
    </style:style>
    <style:style style:name="gr15" style:family="graphic" style:parent-style-name="standard">
      <style:graphic-properties svg:stroke-color="#3465a4" draw:fill-color="#ffffff" draw:textarea-horizontal-align="justify" draw:textarea-vertical-align="middle" draw:auto-grow-height="false" fo:min-height="0.64cm" fo:min-width="2.866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639cm" fo:min-width="4.834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893cm" fo:min-width="4.07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893cm" fo:min-width="8.39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02cm" fo:min-width="2.29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556cm" svg:height="1.778cm" svg:x="15.605cm" svg:y="1.76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56cm" svg:height="1.143cm" svg:x="12.938cm" svg:y="31.353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5.207cm" svg:height="2.286cm" svg:x="14.77cm" svg:y="4.704cm">
          <text:p text:style-name="P1">Admin/Clie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7.383cm" svg:y1="3.54cm" svg:x2="17.383cm" svg:y2="4.937cm">
          <text:p/>
        </draw:line>
        <draw:line draw:style-name="gr5" draw:text-style-name="P3" draw:layer="layout" svg:x1="11.033cm" svg:y1="5.826cm" svg:x2="14.716cm" svg:y2="5.826cm">
          <text:p/>
        </draw:line>
        <draw:line draw:style-name="gr5" draw:text-style-name="P3" draw:layer="layout" svg:x1="19.923cm" svg:y1="5.826cm" svg:x2="23.606cm" svg:y2="5.826cm">
          <text:p/>
        </draw:line>
        <draw:custom-shape draw:style-name="gr6" draw:text-style-name="P2" draw:layer="layout" svg:width="2.921cm" svg:height="0.889cm" svg:x="9.636cm" svg:y="6.842cm">
          <text:p text:style-name="P1">Clien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1.033cm" svg:y1="5.826cm" svg:x2="11.033cm" svg:y2="6.969cm">
          <text:p/>
        </draw:line>
        <draw:custom-shape draw:style-name="gr6" draw:text-style-name="P2" draw:layer="layout" svg:width="2.921cm" svg:height="0.889cm" svg:x="22.082cm" svg:y="6.842cm">
          <text:p text:style-name="P1">Admin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3.606cm" svg:y1="5.826cm" svg:x2="23.606cm" svg:y2="6.969cm">
          <text:p/>
        </draw:line>
        <draw:line draw:style-name="gr5" draw:text-style-name="P3" draw:layer="layout" svg:x1="11.033cm" svg:y1="7.731cm" svg:x2="11.033cm" svg:y2="8.366cm">
          <text:p/>
        </draw:line>
        <draw:line draw:style-name="gr5" draw:text-style-name="P3" draw:layer="layout" svg:x1="3.413cm" svg:y1="8.366cm" svg:x2="12.557cm" svg:y2="8.366cm">
          <text:p/>
        </draw:line>
        <draw:line draw:style-name="gr4" draw:text-style-name="P3" draw:layer="layout" svg:x1="3.413cm" svg:y1="8.366cm" svg:x2="3.413cm" svg:y2="9.255cm">
          <text:p/>
        </draw:line>
        <draw:line draw:style-name="gr4" draw:text-style-name="P3" draw:layer="layout" svg:x1="12.557cm" svg:y1="8.366cm" svg:x2="12.557cm" svg:y2="9.255cm">
          <text:p/>
        </draw:line>
        <draw:custom-shape draw:style-name="gr6" draw:text-style-name="P2" draw:layer="layout" svg:width="2.921cm" svg:height="0.889cm" svg:x="1.889cm" svg:y="9.382cm">
          <text:p text:style-name="P1">Food lis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921cm" svg:height="0.889cm" svg:x="6.08cm" svg:y="9.382cm">
          <text:p text:style-name="P1">Top Foods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7.604cm" svg:y1="8.366cm" svg:x2="7.604cm" svg:y2="9.255cm">
          <text:p/>
        </draw:line>
        <draw:custom-shape draw:style-name="gr6" draw:text-style-name="P2" draw:layer="layout" svg:width="2.921cm" svg:height="0.889cm" svg:x="10.779cm" svg:y="9.255cm">
          <text:p text:style-name="P1">Searc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3.286cm" svg:y1="10.271cm" svg:x2="3.286cm" svg:y2="11.795cm">
          <text:p/>
        </draw:line>
        <draw:line draw:style-name="gr5" draw:text-style-name="P3" draw:layer="layout" svg:x1="3.286cm" svg:y1="10.779cm" svg:x2="10.144cm" svg:y2="10.779cm">
          <text:p/>
        </draw:line>
        <draw:line draw:style-name="gr4" draw:text-style-name="P3" draw:layer="layout" svg:x1="10.144cm" svg:y1="10.779cm" svg:x2="10.144cm" svg:y2="11.668cm">
          <text:p/>
        </draw:line>
        <draw:line draw:style-name="gr5" draw:text-style-name="P3" draw:layer="layout" svg:x1="3.159cm" svg:y1="12.938cm" svg:x2="3.159cm" svg:y2="13.7cm">
          <text:p/>
        </draw:line>
        <draw:line draw:style-name="gr5" draw:text-style-name="P3" draw:layer="layout" svg:x1="10.144cm" svg:y1="12.811cm" svg:x2="10.144cm" svg:y2="13.573cm">
          <text:p/>
        </draw:line>
        <draw:line draw:style-name="gr5" draw:text-style-name="P3" draw:layer="layout" svg:x1="3.159cm" svg:y1="13.573cm" svg:x2="10.144cm" svg:y2="13.573cm">
          <text:p/>
        </draw:line>
        <draw:line draw:style-name="gr4" draw:text-style-name="P3" draw:layer="layout" svg:x1="6.207cm" svg:y1="13.573cm" svg:x2="6.207cm" svg:y2="14.843cm">
          <text:p/>
        </draw:line>
        <draw:custom-shape draw:style-name="gr7" draw:text-style-name="P2" draw:layer="layout" svg:width="3.175cm" svg:height="1.016cm" svg:x="4.683cm" svg:y="14.843cm">
          <text:p text:style-name="P1">Total Price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4.953cm" svg:height="1.016cm" svg:x="3.921cm" svg:y="17.129cm">
          <text:p text:style-name="P1">Confirm Order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207cm" svg:y1="15.859cm" svg:x2="6.207cm" svg:y2="17.129cm">
          <text:p/>
        </draw:line>
        <draw:line draw:style-name="gr4" draw:text-style-name="P3" draw:layer="layout" svg:x1="6.207cm" svg:y1="18.145cm" svg:x2="6.207cm" svg:y2="20.05cm">
          <text:p/>
        </draw:line>
        <draw:line draw:style-name="gr4" draw:text-style-name="P3" draw:layer="layout" svg:x1="6.08cm" svg:y1="21.955cm" svg:x2="6.08cm" svg:y2="22.971cm">
          <text:p/>
        </draw:line>
        <draw:custom-shape draw:style-name="gr9" draw:text-style-name="P2" draw:layer="layout" svg:width="3.81cm" svg:height="1.27cm" svg:x="2.016cm" svg:y="11.668cm">
          <text:p text:style-name="P1">Select Food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5.588cm" svg:height="1.143cm" svg:x="7.604cm" svg:y="11.668cm">
          <text:p text:style-name="P1">Home delivery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4.445cm" svg:height="1.397cm" svg:x="3.859cm" svg:y="25.384cm">
          <text:p text:style-name="P1">Succ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6.145cm" svg:y1="24.368cm" svg:x2="6.145cm" svg:y2="25.511cm">
          <text:p/>
        </draw:line>
        <draw:custom-shape draw:style-name="gr12" draw:text-style-name="P2" draw:layer="layout" svg:width="5.588cm" svg:height="0.889cm" svg:x="3.286cm" svg:y="27.608cm">
          <text:p text:style-name="P1">Order Confirme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145cm" svg:y1="26.654cm" svg:x2="6.145cm" svg:y2="27.797cm">
          <text:p/>
        </draw:line>
        <draw:line draw:style-name="gr4" draw:text-style-name="P3" draw:layer="layout" svg:x1="6.145cm" svg:y1="28.559cm" svg:x2="6.145cm" svg:y2="29.702cm">
          <text:p/>
        </draw:line>
        <draw:frame draw:style-name="gr13" draw:text-style-name="P4" draw:layer="layout" svg:width="1.143cm" svg:height="1.187cm" svg:x="6.526cm" svg:y="26.908cm">
          <draw:text-box>
            <text:p/>
          </draw:text-box>
        </draw:frame>
        <draw:line draw:style-name="gr5" draw:text-style-name="P3" draw:layer="layout" svg:x1="3.794cm" svg:y1="26.083cm" svg:x2="2.905cm" svg:y2="26.083cm">
          <text:p/>
        </draw:line>
        <draw:line draw:style-name="gr5" draw:text-style-name="P3" draw:layer="layout" svg:x1="2.905cm" svg:y1="25.955cm" svg:x2="2.967cm" svg:y2="23.923cm">
          <text:p/>
        </draw:line>
        <draw:line draw:style-name="gr4" draw:text-style-name="P3" draw:layer="layout" svg:x1="2.97cm" svg:y1="23.86cm" svg:x2="4.367cm" svg:y2="23.86cm">
          <text:p/>
        </draw:line>
        <draw:frame draw:style-name="gr14" draw:text-style-name="P4" draw:layer="layout" svg:width="1.524cm" svg:height="0.962cm" svg:x="2.97cm" svg:y="25.13cm">
          <draw:text-box>
            <text:p>No</text:p>
          </draw:text-box>
        </draw:frame>
        <draw:custom-shape draw:style-name="gr15" draw:text-style-name="P2" draw:layer="layout" svg:width="6.731cm" svg:height="1.778cm" svg:x="2.778cm" svg:y="20.05cm">
          <text:p text:style-name="P1">Have an accou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9.382cm" svg:y1="20.939cm" svg:x2="12.811cm" svg:y2="20.939cm">
          <text:p/>
        </draw:line>
        <draw:frame draw:style-name="gr14" draw:text-style-name="P4" draw:layer="layout" svg:width="1.524cm" svg:height="0.962cm" svg:x="9.89cm" svg:y="21.12cm">
          <draw:text-box>
            <text:p>No</text:p>
          </draw:text-box>
        </draw:frame>
        <draw:frame draw:style-name="gr14" draw:text-style-name="P4" draw:layer="layout" svg:width="1.905cm" svg:height="0.962cm" svg:x="6.207cm" svg:y="22.009cm">
          <draw:text-box>
            <text:p>yes</text:p>
          </draw:text-box>
        </draw:frame>
        <draw:frame draw:style-name="gr14" draw:text-style-name="P4" draw:layer="layout" svg:width="1.905cm" svg:height="0.962cm" svg:x="6.461cm" svg:y="26.654cm">
          <draw:text-box>
            <text:p>yes</text:p>
          </draw:text-box>
        </draw:frame>
        <draw:line draw:style-name="gr4" draw:text-style-name="P3" draw:layer="layout" svg:x1="23.606cm" svg:y1="7.858cm" svg:x2="23.606cm" svg:y2="10.017cm">
          <text:p/>
        </draw:line>
        <draw:custom-shape draw:style-name="gr16" draw:text-style-name="P2" draw:layer="layout" svg:width="5.334cm" svg:height="0.889cm" svg:x="10.271cm" svg:y="18.78cm">
          <text:p text:style-name="P1">Create an accoun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2.811cm" svg:y1="20.812cm" svg:x2="12.811cm" svg:y2="19.669cm">
          <text:p/>
        </draw:line>
        <draw:line draw:style-name="gr5" draw:text-style-name="P3" draw:layer="layout" svg:x1="6.207cm" svg:y1="19.161cm" svg:x2="10.271cm" svg:y2="19.161cm">
          <text:p/>
        </draw:line>
        <draw:line draw:style-name="gr4" draw:text-style-name="P3" draw:layer="layout" svg:x1="23.606cm" svg:y1="12.049cm" svg:x2="23.606cm" svg:y2="13.065cm">
          <text:p/>
        </draw:line>
        <draw:custom-shape draw:style-name="gr11" draw:text-style-name="P2" draw:layer="layout" svg:width="4.445cm" svg:height="1.397cm" svg:x="21.385cm" svg:y="15.478cm">
          <text:p text:style-name="P1">Succ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23.671cm" svg:y1="14.462cm" svg:x2="23.671cm" svg:y2="15.605cm">
          <text:p/>
        </draw:line>
        <draw:line draw:style-name="gr5" draw:text-style-name="P3" draw:layer="layout" svg:x1="21.32cm" svg:y1="16.177cm" svg:x2="20.431cm" svg:y2="16.177cm">
          <text:p/>
        </draw:line>
        <draw:line draw:style-name="gr5" draw:text-style-name="P3" draw:layer="layout" svg:x1="20.431cm" svg:y1="16.049cm" svg:x2="20.493cm" svg:y2="14.017cm">
          <text:p/>
        </draw:line>
        <draw:line draw:style-name="gr4" draw:text-style-name="P3" draw:layer="layout" svg:x1="20.496cm" svg:y1="13.954cm" svg:x2="21.893cm" svg:y2="13.954cm">
          <text:p/>
        </draw:line>
        <draw:frame draw:style-name="gr14" draw:text-style-name="P4" draw:layer="layout" svg:width="1.524cm" svg:height="0.962cm" svg:x="20.496cm" svg:y="15.224cm">
          <draw:text-box>
            <text:p>No</text:p>
          </draw:text-box>
        </draw:frame>
        <draw:custom-shape draw:style-name="gr15" draw:text-style-name="P2" draw:layer="layout" svg:width="6.731cm" svg:height="1.778cm" svg:x="20.304cm" svg:y="10.144cm">
          <text:p text:style-name="P1">Have an accoun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3" draw:layer="layout" svg:x1="26.908cm" svg:y1="11.033cm" svg:x2="30.337cm" svg:y2="11.033cm">
          <text:p/>
        </draw:line>
        <draw:frame draw:style-name="gr14" draw:text-style-name="P4" draw:layer="layout" svg:width="1.524cm" svg:height="0.962cm" svg:x="27.416cm" svg:y="11.214cm">
          <draw:text-box>
            <text:p>No</text:p>
          </draw:text-box>
        </draw:frame>
        <draw:frame draw:style-name="gr14" draw:text-style-name="P4" draw:layer="layout" svg:width="1.905cm" svg:height="0.962cm" svg:x="23.733cm" svg:y="12.103cm">
          <draw:text-box>
            <text:p>yes</text:p>
          </draw:text-box>
        </draw:frame>
        <draw:custom-shape draw:style-name="gr16" draw:text-style-name="P2" draw:layer="layout" svg:width="5.334cm" svg:height="0.889cm" svg:x="27.797cm" svg:y="8.874cm">
          <text:p text:style-name="P1">Create an accoun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0.337cm" svg:y1="10.906cm" svg:x2="30.337cm" svg:y2="9.763cm">
          <text:p/>
        </draw:line>
        <draw:line draw:style-name="gr5" draw:text-style-name="P3" draw:layer="layout" svg:x1="23.733cm" svg:y1="9.255cm" svg:x2="27.797cm" svg:y2="9.255cm">
          <text:p/>
        </draw:line>
        <draw:frame draw:style-name="gr14" draw:text-style-name="P4" draw:layer="layout" svg:width="1.905cm" svg:height="0.962cm" svg:x="24.114cm" svg:y="16.929cm">
          <draw:text-box>
            <text:p>yes</text:p>
          </draw:text-box>
        </draw:frame>
        <draw:line draw:style-name="gr5" draw:text-style-name="P3" draw:layer="layout" svg:x1="23.606cm" svg:y1="16.875cm" svg:x2="23.606cm" svg:y2="18.78cm">
          <text:p/>
        </draw:line>
        <draw:line draw:style-name="gr5" draw:text-style-name="P3" draw:layer="layout" svg:x1="18.526cm" svg:y1="18.78cm" svg:x2="28.813cm" svg:y2="18.78cm">
          <text:p/>
        </draw:line>
        <draw:line draw:style-name="gr4" draw:text-style-name="P3" draw:layer="layout" svg:x1="18.399cm" svg:y1="18.78cm" svg:x2="18.399cm" svg:y2="20.05cm">
          <text:p/>
        </draw:line>
        <draw:line draw:style-name="gr4" draw:text-style-name="P3" draw:layer="layout" svg:x1="28.813cm" svg:y1="18.907cm" svg:x2="28.813cm" svg:y2="20.177cm">
          <text:p/>
        </draw:line>
        <draw:custom-shape draw:style-name="gr17" draw:text-style-name="P2" draw:layer="layout" svg:width="4.572cm" svg:height="1.143cm" svg:x="16.113cm" svg:y="20.177cm">
          <text:p text:style-name="P1">Order List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8.89cm" svg:height="1.143cm" svg:x="24.241cm" svg:y="20.177cm">
          <text:p text:style-name="P1">Add food into food lis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8.526cm" svg:y1="23.098cm" svg:x2="29.067cm" svg:y2="23.098cm">
          <text:p/>
        </draw:line>
        <draw:line draw:style-name="gr4" draw:text-style-name="P3" draw:layer="layout" svg:x1="22.844cm" svg:y1="23.098cm" svg:x2="22.844cm" svg:y2="29.448cm">
          <text:p/>
        </draw:line>
        <draw:line draw:style-name="gr4" draw:text-style-name="P3" draw:layer="layout" svg:x1="18.526cm" svg:y1="21.32cm" svg:x2="18.526cm" svg:y2="23.225cm">
          <text:p/>
        </draw:line>
        <draw:line draw:style-name="gr4" draw:text-style-name="P3" draw:layer="layout" svg:x1="29.067cm" svg:y1="21.193cm" svg:x2="29.067cm" svg:y2="23.098cm">
          <text:p/>
        </draw:line>
        <draw:custom-shape draw:style-name="gr19" draw:text-style-name="P2" draw:layer="layout" svg:width="2.794cm" svg:height="1.27cm" svg:x="4.556cm" svg:y="22.971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2.794cm" svg:height="1.27cm" svg:x="22.082cm" svg:y="13.065cm">
          <text:p text:style-name="P1">Login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08cm" svg:y1="29.575cm" svg:x2="22.971cm" svg:y2="29.448cm">
          <text:p/>
        </draw:line>
        <draw:line draw:style-name="gr4" draw:text-style-name="P3" draw:layer="layout" svg:x1="14.716cm" svg:y1="29.448cm" svg:x2="14.716cm" svg:y2="31.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1T18:53:06.083713984</meta:creation-date>
    <dc:date>2019-01-01T15:31:55.862374985</dc:date>
    <meta:editing-duration>PT4M55S</meta:editing-duration>
    <meta:editing-cycles>4</meta:editing-cycles>
    <meta:generator>LibreOffice/6.0.7.3$Linux_X86_64 LibreOffice_project/00m0$Build-3</meta:generator>
    <meta:document-statistic meta:object-count="80"/>
  </office:meta>
</office:document-meta>
</file>